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 fo:padding="0cm" fo:border="non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fo:break-before="page" fo:padding="0cm" fo:border="none"/>
      <style:text-properties fo:font-weight="bold" style:font-weight-asian="bold"/>
    </style:style>
    <style:style style:name="T1" style:family="text">
      <style:text-properties officeooo:rsid="000148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 que dicen los colores</text:p>
      <text:p text:style-name="P1">Si el enojo</text:p>
      <text:p text:style-name="P1">es rojo</text:p>
      <text:p text:style-name="P1">y el brillo</text:p>
      <text:p text:style-name="P1">amarillo,</text:p>
      <text:p text:style-name="P1">¿quiere decir algo</text:p>
      <text:p text:style-name="P1">el marrón</text:p>
      <text:p text:style-name="P1">de aquel grillo?</text:p>
      <text:p text:style-name="P1"/>
      <text:p text:style-name="P1">El blanco</text:p>
      <text:p text:style-name="P1">de la espuma</text:p>
      <text:p text:style-name="P1">al blanco</text:p>
      <text:p text:style-name="P1">de la nube</text:p>
      <text:p text:style-name="P1">sube.</text:p>
      <text:p text:style-name="P1"/>
      <text:p text:style-name="P1">Y, si la nube</text:p>
      <text:p text:style-name="P1">es negra,</text:p>
      <text:p text:style-name="P1">¿es de nube</text:p>
      <text:p text:style-name="P1">o de tierra?</text:p>
      <text:p text:style-name="P1"/>
      <text:p text:style-name="P1">Y el color de la risa,</text:p>
      <text:p text:style-name="P1">¿cuál es?</text:p>
      <text:p text:style-name="P1">El color de la pena</text:p>
      <text:p text:style-name="P1">mirando al revés.</text:p>
      <text:p text:style-name="P1"/>
      <text:p text:style-name="P1">Cecilia Pisos</text:p>
      <text:p text:style-name="P1"/>
      <text:p text:style-name="P2">Otoñar</text:p>
      <text:p text:style-name="P1">Hay que hacerlo con gran</text:p>
      <text:p text:style-name="P1">respeto por las hojas. Su amarillo</text:p>
      <text:p text:style-name="P1">es un resto de sol y dice</text:p>
      <text:p text:style-name="P1">Que el alma es un</text:p>
      <text:p text:style-name="P1">ejercicio del alma. Si no,</text:p>
      <text:p text:style-name="P1">se le va el techo y las tormentas</text:p>
      <text:p text:style-name="P1">embarran el lenguaje. De ahí</text:p>
      <text:p text:style-name="P1">no nacen hombre no mujer, apenas</text:p>
      <text:p text:style-name="P1">espejos de las grietas</text:p>
      <text:p text:style-name="P1">sin luz lunar ni humo</text:p>
      <text:p text:style-name="P1">que esconda puertas mal cerradas.</text:p>
      <text:p text:style-name="P1">Lo que se oxida es el recuerdo</text:p>
      <text:p text:style-name="P1">de uno mismo</text:p>
      <text:p text:style-name="P1">en vociferaciones de la frase.</text:p>
      <text:p text:style-name="P1">Alguien riega los astros</text:p>
      <text:p text:style-name="P1">y la madera crece.</text:p>
      <text:p text:style-name="P1"/>
      <text:p text:style-name="P1">Juan Gelman</text:p>
      <text:p text:style-name="P2"/>
      <text:p text:style-name="P2"/>
      <text:p text:style-name="P2"><text:soft-page-break/>Canción del quiensabe</text:p>
      <text:p text:style-name="P1"/>
      <text:p text:style-name="P1">Pintaba las piedras</text:p>
      <text:p text:style-name="P1">a orillas del río</text:p>
      <text:p text:style-name="P1">con todos los dedos</text:p>
      <text:p text:style-name="P1">y trazos</text:p>
      <text:p text:style-name="P1">y vuelos.</text:p>
      <text:p text:style-name="P1"/>
      <text:p text:style-name="P1">Quién sabe…</text:p>
      <text:p text:style-name="P1"/>
      <text:p text:style-name="P1">Pintaba quiensabes</text:p>
      <text:p text:style-name="P1">a orillas del mundo</text:p>
      <text:p text:style-name="P1">con un pincelito</text:p>
      <text:p text:style-name="P1">de nadie.</text:p>
      <text:p text:style-name="P1">¿Pintaba palabras?</text:p>
      <text:p text:style-name="P1">Quien sabe…</text:p>
      <text:p text:style-name="P1"/>
      <text:p text:style-name="P1">Pintaba la arena</text:p>
      <text:p text:style-name="P1">dibujaba el aire,</text:p>
      <text:p text:style-name="P1">quién sabe…</text:p>
      <text:p text:style-name="P1"/>
      <text:p text:style-name="P1">Pintaba una historia</text:p>
      <text:p text:style-name="P1">de todos</text:p>
      <text:p text:style-name="P1">de nadie.</text:p>
      <text:p text:style-name="P1"/>
      <text:p text:style-name="P1">Pintaba quiensabes</text:p>
      <text:p text:style-name="P1">a orillas del río</text:p>
      <text:p text:style-name="P1">¿Quién sabe la historia?</text:p>
      <text:p text:style-name="P1">Quién sabe….</text:p>
      <text:p text:style-name="P1"/>
      <text:p text:style-name="P1">Laura Devetach</text:p>
      <text:p text:style-name="P1"/>
      <text:p text:style-name="P2">Formulas para desear el bien</text:p>
      <text:p text:style-name="P1"/>
      <text:p text:style-name="P1">Que la tierra ronronee bajo tus pies</text:p>
      <text:p text:style-name="P1">cuando te saques los zapatos.</text:p>
      <text:p text:style-name="P1">Que el aire</text:p>
      <text:p text:style-name="P1">entre suave</text:p>
      <text:p text:style-name="P1">te vuelva hilo</text:p>
      <text:p text:style-name="P1">papel se seda</text:p>
      <text:p text:style-name="P1">y aletee</text:p>
      <text:p text:style-name="P1">cada uno de tus dedos.</text:p>
      <text:p text:style-name="P1">Que la fruta madura</text:p>
      <text:p text:style-name="P1">guarde el sabor el tiempo justo</text:p>
      <text:p text:style-name="P1">para que no la olvides nunca.</text:p>
      <text:p text:style-name="P1"/>
      <text:p text:style-name="P1">Laura Devetach</text:p>
      <text:p text:style-name="P2"/>
      <text:p text:style-name="P6">Árboles</text:p>
      <text:p text:style-name="P1">Quien se inclina a </text:p>
      <text:p text:style-name="P1">recoger un papel del suelo ve</text:p>
      <text:p text:style-name="P1">que los árboles hablan. Esto</text:p>
      <text:p text:style-name="P1">no va a ninguna parte. Preguntar</text:p>
      <text:p text:style-name="P1">qué dijeron antes</text:p>
      <text:p text:style-name="P1">de que los derribaran no</text:p>
      <text:p text:style-name="P1">va a ninguna parte. Los árboles</text:p>
      <text:p text:style-name="P1">tocan la mañana para que sea feliz y eso</text:p>
      <text:p text:style-name="P1">es un destino y no</text:p>
      <text:p text:style-name="P1">va a ninguna parte. Una sierra</text:p>
      <text:p text:style-name="P1">les saca pájaros del día,</text:p>
      <text:p text:style-name="P1">la tarde no se acuesta cantada.</text:p>
      <text:p text:style-name="P1">Mi mesa es un silencio</text:p>
      <text:p text:style-name="P1">que no se puede abrir.</text:p>
      <text:p text:style-name="P1"/>
      <text:p text:style-name="P1">Juan Gelman</text:p>
      <text:p text:style-name="P1"/>
      <text:p text:style-name="P2">Nunca soples</text:p>
      <text:p text:style-name="P1">Nunca soples</text:p>
      <text:p text:style-name="P1">un bicho de luz.</text:p>
      <text:p text:style-name="P1">Puede convertirse</text:p>
      <text:p text:style-name="P1">en un inciendo.</text:p>
      <text:p text:style-name="P1"/>
      <text:p text:style-name="P1">Laura Devetach</text:p>
      <text:p text:style-name="P1"/>
      <text:p text:style-name="P2">Dicen que</text:p>
      <text:p text:style-name="P1"/>
      <text:p text:style-name="P1">Dicen que los ríos nacen</text:p>
      <text:p text:style-name="P1">de una cáscara de nuez</text:p>
      <text:p text:style-name="P1">guardada en una bolsita</text:p>
      <text:p text:style-name="P1">vaya a saberse por quién.</text:p>
      <text:p text:style-name="P1">Dicen que van a los mares</text:p>
      <text:p text:style-name="P1">para conocer la sal</text:p>
      <text:p text:style-name="P1">mezclarse con otros ríos</text:p>
      <text:p text:style-name="P1">hacerse nube y volar,</text:p>
      <text:p text:style-name="P1">para llover tanta lluvia</text:p>
      <text:p text:style-name="P1">que vaya a saberse quién</text:p>
      <text:p text:style-name="P1">pueda guardarla en la bolsa</text:p>
      <text:p text:style-name="P1">de la cáscara de nuez.</text:p>
      <text:p text:style-name="P1"/>
      <text:p text:style-name="P1">Laura Devetach</text:p>
      <text:p text:style-name="P1"/>
      <text:p text:style-name="P2"/>
      <text:p text:style-name="P2"/>
      <text:p text:style-name="P6">La palabrota</text:p>
      <text:p text:style-name="P1"/>
      <text:p text:style-name="P1">Una palabra</text:p>
      <text:p text:style-name="P1">palabritera</text:p>
      <text:p text:style-name="P1">despalabrábase</text:p>
      <text:p text:style-name="P1">por la escalera.</text:p>
      <text:p text:style-name="P1"/>
      <text:p text:style-name="P1">¡Pobre palabra!</text:p>
      <text:p text:style-name="P1">se apalabró</text:p>
      <text:p text:style-name="P1">palabrincando</text:p>
      <text:p text:style-name="P1">Cada escalón.</text:p>
      <text:p text:style-name="P1"/>
      <text:p text:style-name="P1">Cayó de cola</text:p>
      <text:p text:style-name="P1">la palabrisa y</text:p>
      <text:p text:style-name="P1">palabrochóse</text:p>
      <text:p text:style-name="P1">flor de paliza.</text:p>
      <text:p text:style-name="P1"/>
      <text:p text:style-name="P1">Despalabra</text:p>
      <text:p text:style-name="P1">pala que brota</text:p>
      <text:p text:style-name="P1">de see palabra</text:p>
      <text:p text:style-name="P1">ya es palabrota.</text:p>
      <text:p text:style-name="P1"/>
      <text:p text:style-name="P1">Silvia Schujer</text:p>
      <text:p text:style-name="P2"/>
      <text:p text:style-name="P2"/>
      <text:p text:style-name="P6"><text:span text:style-name="T1">H</text:span>echizo en el castillo</text:p>
      <text:p text:style-name="P1"/>
      <text:p text:style-name="P1">en un castillo embrujado</text:p>
      <text:p text:style-name="P1">un duende ha sido hechizado.</text:p>
      <text:p text:style-name="P1">una bruja espeluznante</text:p>
      <text:p text:style-name="P1">lo convirtió en gigante.</text:p>
      <text:p text:style-name="P1"/>
      <text:p text:style-name="P1">y ahora, ¡ay!, ¡pobre gigante,</text:p>
      <text:p text:style-name="P1">no cabe en ninguna parte!</text:p>
      <text:p text:style-name="P1">sus dos enormes orejas</text:p>
      <text:p text:style-name="P1">sobresalen por las rejas.</text:p>
      <text:p text:style-name="P1"/>
      <text:p text:style-name="P1">sus dos brazos son tan largos</text:p>
      <text:p text:style-name="P1">que están todos enredados.</text:p>
      <text:p text:style-name="P1">y, ¡ay!, sus gigantes botas</text:p>
      <text:p text:style-name="P1">se pisan una con otra.</text:p>
      <text:p text:style-name="P1"/>
      <text:p text:style-name="P1">con su estirado sombrero</text:p>
      <text:p text:style-name="P1">en el techo hizo un agujero.</text:p>
      <text:p text:style-name="P1">y, ¡ay!, ¡si hasta sus ideas</text:p>
      <text:p text:style-name="P1">salen por la chimenea!</text:p>
      <text:p text:style-name="P1"/>
      <text:p text:style-name="P1">es que esa bruja espantosa</text:p>
      <text:p text:style-name="P1">se ha olvidado de una cosa:</text:p>
      <text:p text:style-name="P1">de agrandar ese castillo,</text:p>
      <text:p text:style-name="P1">¡ya no entra ni su flequillo!</text:p>
      <text:p text:style-name="P1"/>
      <text:p text:style-name="P1">florencia esees</text:p>
      <text:p text:style-name="P1"/>
      <text:p text:style-name="P2"/>
      <text:p text:style-name="P2"/>
      <text:p text:style-name="P6">LA ESCUELA DE RATONES</text:p>
      <text:p text:style-name="P1"/>
      <text:p text:style-name="P1">Tríquiti tras, tríquiti tras,</text:p>
      <text:p text:style-name="P1">la trompa delante y el rabo detrás.</text:p>
      <text:p text:style-name="P1"/>
      <text:p text:style-name="P1">Los ratones van a la escuela</text:p>
      <text:p text:style-name="P1">de noche, con una vela.</text:p>
      <text:p text:style-name="P1"/>
      <text:p text:style-name="P1">Ratones tuertos con anteojos,</text:p>
      <text:p text:style-name="P1">ratones con bonetes rojos,</text:p>
      <text:p text:style-name="P1">ratones llenos de puntillas,</text:p>
      <text:p text:style-name="P1">ratones en zapatillas.</text:p>
      <text:p text:style-name="P1"/>
      <text:p text:style-name="P1">Aprenden a comer queso</text:p>
      <text:p text:style-name="P1">y después se dan un beso.</text:p>
      <text:p text:style-name="P1">Aprenden a mover la cola</text:p>
      <text:p text:style-name="P1">y a bailar en la cacerola.</text:p>
      <text:p text:style-name="P1"/>
      <text:p text:style-name="P1">La maestra dibuja en la harina</text:p>
      <text:p text:style-name="P1">el mapa de la cocina.</text:p>
      <text:p text:style-name="P1">Les muestra fotografías</text:p>
      <text:p text:style-name="P1">de gatos en comisarías,</text:p>
      <text:p text:style-name="P1">y cuando no hacen los deberes</text:p>
      <text:p text:style-name="P1">los pincha con alfileres.</text:p>
      <text:p text:style-name="P1"/>
      <text:p text:style-name="P1">Los ratones vienen de la escuela</text:p>
      <text:p text:style-name="P1">con un cuaderno y una vela.</text:p>
      <text:p text:style-name="P1"/>
      <text:p text:style-name="P1">Tríquiti tras, tríquiti tras,</text:p>
      <text:p text:style-name="P1">la trompa delante y el rabo detrás.</text:p>
      <text:p text:style-name="P1"/>
      <text:p text:style-name="P1">María Elena Walsh</text:p>
      <text:p text:style-name="P1"/>
      <text:p text:style-name="P2"/>
      <text:p text:style-name="P2"/>
      <text:p text:style-name="P6">Miss bruja</text:p>
      <text:p text:style-name="P1">Para ser bruja preciosa</text:p>
      <text:p text:style-name="P1">debes oler siempre a ajo,</text:p>
      <text:p text:style-name="P1">tener la cara verdosa</text:p>
      <text:p text:style-name="P1">y los pelos de estropajo.</text:p>
      <text:p text:style-name="P1"><text:s/></text:p>
      <text:p text:style-name="P1">Ser huesuda y orejuda</text:p>
      <text:p text:style-name="P1">y lucir en la nariz</text:p>
      <text:p text:style-name="P1">una verruga peluda</text:p>
      <text:p text:style-name="P1">larga como una lombriz.</text:p>
      <text:p text:style-name="P1"><text:s/></text:p>
      <text:p text:style-name="P1">Tener un único diente</text:p>
      <text:p text:style-name="P1">y una colosal joroba.</text:p>
      <text:p text:style-name="P1">Hablar con voz estridente</text:p>
      <text:p text:style-name="P1">y apoyarte en una escoba.</text:p>
      <text:p text:style-name="P1"><text:s/></text:p>
      <text:p text:style-name="P1">Si además de todo esto</text:p>
      <text:p text:style-name="P1">te vistes siempre de oscuro</text:p>
      <text:p text:style-name="P1">y vives en sitio infecto,</text:p>
      <text:p text:style-name="P1">serás Miss Bruja, seguro.</text:p>
      <text:p text:style-name="P1"/>
      <text:p text:style-name="P1">Carmen Gil</text:p>
      <text:p text:style-name="P1"/>
      <text:p text:style-name="P2">La vaca estudiosa</text:p>
      <text:p text:style-name="P1">Había una vez una vaca</text:p>
      <text:p text:style-name="P1">en la Quebrada de Humahuaca.</text:p>
      <text:p text:style-name="P1">Como era muy vieja, muy vieja,</text:p>
      <text:p text:style-name="P1">estaba sorda de una oreja.</text:p>
      <text:p text:style-name="P1"/>
      <text:p text:style-name="P1">Y a pesar de que ya era abuela</text:p>
      <text:p text:style-name="P1">un día quiso ir a la escuela.</text:p>
      <text:p text:style-name="P1">Se puso unos zapatos rojos,</text:p>
      <text:p text:style-name="P1">guantes de tul y un par de anteojos.</text:p>
      <text:p text:style-name="P1"/>
      <text:p text:style-name="P1">La vio la maestra asustada</text:p>
      <text:p text:style-name="P1">y dijo: - Estas equivocada.</text:p>
      <text:p text:style-name="P1">Y la vaca le respondió:</text:p>
      <text:p text:style-name="P1">¿Por qué no puedo estudiar yo?</text:p>
      <text:p text:style-name="P1"/>
      <text:p text:style-name="P1">La vaca, vestida de blanco,</text:p>
      <text:p text:style-name="P1">se acomodó en el primer banco.</text:p>
      <text:p text:style-name="P1">Los chicos tirábamos tiza</text:p>
      <text:p text:style-name="P1">y nos moríamos de risa.</text:p>
      <text:p text:style-name="P1"/>
      <text:p text:style-name="P1">La gente se fue muy curiosa</text:p>
      <text:p text:style-name="P1">a ver a la vaca estudiosa.</text:p>
      <text:p text:style-name="P1">La gente llegaba en camiones,</text:p>
      <text:p text:style-name="P1">en bicicletas y en aviones.</text:p>
      <text:p text:style-name="P1"><text:soft-page-break/></text:p>
      <text:p text:style-name="P1">Y como el bochinche aumentaba</text:p>
      <text:p text:style-name="P1">en la escuela nadie estudiaba.</text:p>
      <text:p text:style-name="P1">La vaca, de pie en un rincón,</text:p>
      <text:p text:style-name="P1">rumiaba sola la lección.</text:p>
      <text:p text:style-name="P1"/>
      <text:p text:style-name="P1">Un día toditos los chicos</text:p>
      <text:p text:style-name="P1">se convirtieron en borricos.</text:p>
      <text:p text:style-name="P1">Y en ese lugar de Humahuaca</text:p>
      <text:p text:style-name="P1">la única sabia fue la vaca.</text:p>
      <text:p text:style-name="P1">Maria Elena Walsh</text:p>
      <text:p text:style-name="P1"/>
      <text:p text:style-name="P2">SE MATÓ UN TOMATE</text:p>
      <text:p text:style-name="P1">¡Ay! ¡Qué disparate!</text:p>
      <text:p text:style-name="P1">¡Se mató un tomate!</text:p>
      <text:p text:style-name="P1"/>
      <text:p text:style-name="P1">¿Quieren que les cuente?</text:p>
      <text:p text:style-name="P1">Se arrojó a la fuente</text:p>
      <text:p text:style-name="P1"/>
      <text:p text:style-name="P1">sobre la ensalada</text:p>
      <text:p text:style-name="P1">recién preparada.</text:p>
      <text:p text:style-name="P1"/>
      <text:p text:style-name="P1">Su rojo vestido,</text:p>
      <text:p text:style-name="P1">todo descosido,</text:p>
      <text:p text:style-name="P1"/>
      <text:p text:style-name="P1">cayó haciendo arrugas</text:p>
      <text:p text:style-name="P1">al mar de lechugas.</text:p>
      <text:p text:style-name="P1"/>
      <text:p text:style-name="P1">Su amigo Zapallo</text:p>
      <text:p text:style-name="P1">corrió como un rayo</text:p>
      <text:p text:style-name="P1"/>
      <text:p text:style-name="P1">pidiendo de urgencia</text:p>
      <text:p text:style-name="P1">por una asistencia.</text:p>
      <text:p text:style-name="P1"/>
      <text:p text:style-name="P1">Vino el Doctor Ajo</text:p>
      <text:p text:style-name="P1">y remedios trajo.</text:p>
      <text:p text:style-name="P1"/>
      <text:p text:style-name="P1">Llamó a la carrera</text:p>
      <text:p text:style-name="P1">a sal, <text:s/>la enfermera.</text:p>
      <text:p text:style-name="P1"/>
      <text:p text:style-name="P1">Después de sacarlo,</text:p>
      <text:p text:style-name="P1">quisieron salvarlo,</text:p>
      <text:p text:style-name="P1"/>
      <text:p text:style-name="P1">pero no hubo caso:</text:p>
      <text:p text:style-name="P1">¡Estaba en pedazos!</text:p>
      <text:p text:style-name="P1"/>
      <text:p text:style-name="P1">Preparó el entierro</text:p>
      <text:p text:style-name="P1">la agencia “Los Puerros”</text:p>
      <text:p text:style-name="P1"><text:soft-page-break/></text:p>
      <text:p text:style-name="P1">Y fue mucha gente...</text:p>
      <text:p text:style-name="P1">¿Quiere que les cuente?</text:p>
      <text:p text:style-name="P1"/>
      <text:p text:style-name="P1">Llegó muy doliente</text:p>
      <text:p text:style-name="P1">Papa , el presidente</text:p>
      <text:p text:style-name="P1"/>
      <text:p text:style-name="P1">del Club de Verduras,</text:p>
      <text:p text:style-name="P1">para dar lectura</text:p>
      <text:p text:style-name="P1"/>
      <text:p text:style-name="P1">de un “verso al Tomate”</text:p>
      <text:p text:style-name="P1">(otro disparate),</text:p>
      <text:p text:style-name="P1"/>
      <text:p text:style-name="P1">mientras, de perfil,</text:p>
      <text:p text:style-name="P1">el gran Perejil</text:p>
      <text:p text:style-name="P1"/>
      <text:p text:style-name="P1">hablaba bajito</text:p>
      <text:p text:style-name="P1">como un rabanito.</text:p>
      <text:p text:style-name="P1"/>
      <text:p text:style-name="P1">También el Laurel,</text:p>
      <text:p text:style-name="P1">(de luna de miel)</text:p>
      <text:p text:style-name="P1"/>
      <text:p text:style-name="P1">con Doña Nabiza</text:p>
      <text:p text:style-name="P1">regresó de prisa</text:p>
      <text:p text:style-name="P1"/>
      <text:p text:style-name="P1">en su nuevo yate</text:p>
      <text:p text:style-name="P1">por ver el tomate.</text:p>
      <text:p text:style-name="P1"/>
      <text:p text:style-name="P1">...</text:p>
      <text:p text:style-name="P1"/>
      <text:p text:style-name="P1">el diario “ESPINACA”</text:p>
      <text:p text:style-name="P1">la noticia saca:</text:p>
      <text:p text:style-name="P1"/>
      <text:p text:style-name="P1">_”HOY, ¡QUE DISPARATE!</text:p>
      <text:p text:style-name="P1">¿SE MATO UN TOMATE!</text:p>
      <text:p text:style-name="P1"/>
      <text:p text:style-name="P1">Al leer, la cebolla</text:p>
      <text:p text:style-name="P1">lloraba en su olla.</text:p>
      <text:p text:style-name="P1"/>
      <text:p text:style-name="P1">Una remolacha</text:p>
      <text:p text:style-name="P1">se puso borracha.</text:p>
      <text:p text:style-name="P1"/>
      <text:p text:style-name="P1">_”¡Me importa un comino!”,</text:p>
      <text:p text:style-name="P1">dijo Don Pepino...</text:p>
      <text:p text:style-name="P1"/>
      <text:p text:style-name="P1">y no habló la Acelga</text:p>
      <text:p text:style-name="P1">(estaba de huelga).</text:p>
      <text:p text:style-name="P1">Elsa Bornemann</text:p>
      <text:p text:style-name="P1"><text:soft-page-break/></text:p>
      <text:p text:style-name="P2">La hormiguita</text:p>
      <text:p text:style-name="P1"/>
      <text:p text:style-name="P1">Una hormiguita iba andando</text:p>
      <text:p text:style-name="P1">camino de su hormiguero,</text:p>
      <text:p text:style-name="P1">y de repente tembló</text:p>
      <text:p text:style-name="P1">el suelo del mundo entero.</text:p>
      <text:p text:style-name="P1"><text:s/></text:p>
      <text:p text:style-name="P1">Un gran pastor alemán</text:p>
      <text:p text:style-name="P1">pasó saltando a su lado,</text:p>
      <text:p text:style-name="P1">y con su cola barrió</text:p>
      <text:p text:style-name="P1">a la hormiguita, ¡ay qué espanto!</text:p>
      <text:p text:style-name="P1"><text:s/></text:p>
      <text:p text:style-name="P1">Temblando estaba</text:p>
      <text:p text:style-name="P1">con el susto todavía,</text:p>
      <text:p text:style-name="P1">cuando el bastón de un pastor</text:p>
      <text:p text:style-name="P1">en su cabeza tenía,</text:p>
      <text:p text:style-name="P1"><text:s/></text:p>
      <text:p text:style-name="P1">enseguida, de un buen salto</text:p>
      <text:p text:style-name="P1">se apartó de su camino,</text:p>
      <text:p text:style-name="P1">sudando, con muchos nervios,</text:p>
      <text:p text:style-name="P1">y se fue a parar a un río.</text:p>
      <text:p text:style-name="P1"><text:s/></text:p>
      <text:p text:style-name="P1">Medio ahogada y sin aliento</text:p>
      <text:p text:style-name="P1">llegó nadando a la orilla,</text:p>
      <text:p text:style-name="P1">todavía no se explica</text:p>
      <text:p text:style-name="P1">cómo sigue estando viva.</text:p>
      <text:p text:style-name="P1"><text:s/></text:p>
      <text:p text:style-name="P1">Una ráfaga de viento</text:p>
      <text:p text:style-name="P1">la empuja a unos matorrales,</text:p>
      <text:p text:style-name="P1">y en un momento se encuentra</text:p>
      <text:p text:style-name="P1">rodeada de animales.</text:p>
      <text:p text:style-name="P1"><text:s/></text:p>
      <text:p text:style-name="P1">Como puede y muy despacio</text:p>
      <text:p text:style-name="P1">callada, sin hacer ruido,</text:p>
      <text:p text:style-name="P1">escapa sin que la vean</text:p>
      <text:p text:style-name="P1">esta vez, suerte ha tenido.</text:p>
      <text:p text:style-name="P1"><text:s/></text:p>
      <text:p text:style-name="P1">Al fin en el hormiguero,</text:p>
      <text:p text:style-name="P1">con el cuerpo destrozado</text:p>
      <text:p text:style-name="P1">se mete en el agujero,</text:p>
      <text:p text:style-name="P1">¡con el miedo que ha pasado!</text:p>
      <text:p text:style-name="P1"><text:s/></text:p>
      <text:p text:style-name="P1">Con cuatro patas colgando,</text:p>
      <text:p text:style-name="P1">con su cabeza quebrada,</text:p>
      <text:p text:style-name="P1">la hormiguita ya no quiere,</text:p>
      <text:p text:style-name="P1">no quiere salir por nada.</text:p>
      <text:p text:style-name="P1"><text:s/></text:p>
      <text:p text:style-name="P1"><text:soft-page-break/>Qué esta vida es muy dura,</text:p>
      <text:p text:style-name="P1">la suerte no la acompaña,</text:p>
      <text:p text:style-name="P1">está viva de milagro,</text:p>
      <text:p text:style-name="P1">¡Dios dirá de aquí a mañana!</text:p>
      <text:p text:style-name="P1"/>
      <text:p text:style-name="P1">Marisa Alonso Santamaría</text:p>
      <text:p text:style-name="P1"/>
      <text:p text:style-name="P2"/>
      <text:p text:style-name="P2"/>
      <text:p text:style-name="P6">La luna</text:p>
      <text:p text:style-name="P2"/>
      <text:p text:style-name="P1">La luna se puede tomar a cucharadas</text:p>
      <text:p text:style-name="P1">o como una cápsula cada dos horas.</text:p>
      <text:p text:style-name="P1">Es buena como hipnótico y sedante</text:p>
      <text:p text:style-name="P1">y también alivia</text:p>
      <text:p text:style-name="P1">a los que se han intoxicado de filosofía.</text:p>
      <text:p text:style-name="P1">Un pedazo de luna en el bolsillo</text:p>
      <text:p text:style-name="P1">es mejor amuleto que la pata de conejo:</text:p>
      <text:p text:style-name="P1">sirve para encontrar a quien se ama,</text:p>
      <text:p text:style-name="P1">para ser rico sin que lo sepa nadie</text:p>
      <text:p text:style-name="P1">y para alejar a los médicos y las clínicas.</text:p>
      <text:p text:style-name="P1">Se puede dar de postre a los niños</text:p>
      <text:p text:style-name="P1">cuando no se han dormido,</text:p>
      <text:p text:style-name="P1">y unas gotas de luna en los ojos de los ancianos</text:p>
      <text:p text:style-name="P1">ayudan a bien morir.</text:p>
      <text:p text:style-name="P1"/>
      <text:p text:style-name="P1">Pon una hoja tierna de la luna</text:p>
      <text:p text:style-name="P1">debajo de tu almohada</text:p>
      <text:p text:style-name="P1">y mirarás lo que quieras ver.</text:p>
      <text:p text:style-name="P1">Lleva siempre un frasquito del aire de la luna</text:p>
      <text:p text:style-name="P1">para cuando te ahogues,</text:p>
      <text:p text:style-name="P1">y dale la llave de la luna</text:p>
      <text:p text:style-name="P1">a los presos y a los desencantados.</text:p>
      <text:p text:style-name="P1">Para los condenados a muerte</text:p>
      <text:p text:style-name="P1">y para los condenados a vida</text:p>
      <text:p text:style-name="P1">no hay mejor estimulante que la luna</text:p>
      <text:p text:style-name="P1">en dosis precisas y controladas.</text:p>
      <text:p text:style-name="P1"/>
      <text:p text:style-name="P1">Jaime Sabines</text:p>
      <text:p text:style-name="P1"/>
      <text:p text:style-name="P2">Para hacer funcionar</text:p>
      <text:p text:style-name="P1">Para hacer funcionar a las estrellas es necesario apretar el botón azul.</text:p>
      <text:p text:style-name="P1"/>
      <text:p text:style-name="P1">Las rosas están insoportables en el florero.</text:p>
      <text:p text:style-name="P1"/>
      <text:p text:style-name="P1">¿Por qué me levanto a las tres de la mañana mientras todos duermen? ¿Mi corazón sonámbulo se pone a andar sobre las azoteas detectando los crímenes, investigando el amor?</text:p>
      <text:p text:style-name="P1"/>
      <text:p text:style-name="P1">Tengo todas las páginas para escribir, tengo el silencio, la soledad, el amoroso insomnio; pero sólo hay temblores subterráneos, hojas de angustia que aplasta una serpiente en sombra. No hay nada que decir: es el presagio, sólo el presagio de nuestro nacimiento.</text:p>
      <text:p text:style-name="P1"/>
      <text:p text:style-name="P1">Jaime Sabines</text:p>
      <text:p text:style-name="P1"/>
      <text:p text:style-name="P2"/>
      <text:p text:style-name="P2"/>
      <text:p text:style-name="P2"><text:soft-page-break/>Calma Chicha</text:p>
      <text:p text:style-name="P1">Esperando que el viento</text:p>
      <text:p text:style-name="P1">doble tus ramas</text:p>
      <text:p text:style-name="P1"/>
      <text:p text:style-name="P1">que el nivel de las aguas</text:p>
      <text:p text:style-name="P1">llegue a tu arena</text:p>
      <text:p text:style-name="P1"/>
      <text:p text:style-name="P1">esperando que el cielo</text:p>
      <text:p text:style-name="P1">forme tu barro</text:p>
      <text:p text:style-name="P1"/>
      <text:p text:style-name="P1">y que a tus pies la tierra</text:p>
      <text:p text:style-name="P1">se mueve sola</text:p>
      <text:p text:style-name="P1"/>
      <text:p text:style-name="P1">pueblo</text:p>
      <text:p text:style-name="P1">estás quieto</text:p>
      <text:p text:style-name="P1"/>
      <text:p text:style-name="P1">cómo</text:p>
      <text:p text:style-name="P1">no sabes</text:p>
      <text:p text:style-name="P1"/>
      <text:p text:style-name="P1">cómo no sabes</text:p>
      <text:p text:style-name="P1">todavía</text:p>
      <text:p text:style-name="P1"/>
      <text:p text:style-name="P1">que eres el viento</text:p>
      <text:p text:style-name="P1">la marca</text:p>
      <text:p text:style-name="P1"/>
      <text:p text:style-name="P1">que eres la lluvia</text:p>
      <text:p text:style-name="P1">el terremoto.</text:p>
      <text:p text:style-name="P1"/>
      <text:p text:style-name="P1">Mario Benedetti</text:p>
      <text:p text:style-name="P1"/>
      <text:p text:style-name="P1"/>
      <text:p text:style-name="P2">Botella al mar</text:p>
      <text:p text:style-name="P1">Pongo estos seis versos en mi botella al mar</text:p>
      <text:p text:style-name="P1">con el secreto designio de que algún día</text:p>
      <text:p text:style-name="P1">llegue a una playa casi desierta</text:p>
      <text:p text:style-name="P1">y un niño la encuentre y la destape</text:p>
      <text:p text:style-name="P1">y en lugar de versos extraiga piedritas</text:p>
      <text:p text:style-name="P1">y socorros y alertas y caracoles.</text:p>
      <text:p text:style-name="P1"/>
      <text:p text:style-name="P1">Mario Benedetti</text:p>
      <text:p text:style-name="P1"/>
      <text:p text:style-name="P1"/>
      <text:p text:style-name="P1"/>
      <text:p text:style-name="P6">Defensa de la alegría</text:p>
      <text:p text:style-name="P1">Defender la alegría como una trinchera</text:p>
      <text:p text:style-name="P1">defenderla del escándalo y la rutina</text:p>
      <text:p text:style-name="P1">de la miseria y los miserables</text:p>
      <text:p text:style-name="P1">de las ausencias transitorias</text:p>
      <text:p text:style-name="P1">y las definitivas</text:p>
      <text:p text:style-name="P1"/>
      <text:p text:style-name="P1">defender la alegría como un principio</text:p>
      <text:p text:style-name="P1">defenderla del pasmo y las pesadillas</text:p>
      <text:p text:style-name="P1">de los neutrales y de los neutrones</text:p>
      <text:p text:style-name="P1">de las dulces infamias</text:p>
      <text:p text:style-name="P1">y los graves diagnósticos</text:p>
      <text:p text:style-name="P1"/>
      <text:p text:style-name="P1">defender la alegría como una bandera</text:p>
      <text:p text:style-name="P1">defenderla del rayo y la melancolía</text:p>
      <text:p text:style-name="P1">de los ingenuos y de los canallas</text:p>
      <text:p text:style-name="P1">de la retórica y los paros cardiacos</text:p>
      <text:p text:style-name="P1">de las endemias y las academias</text:p>
      <text:p text:style-name="P1"/>
      <text:p text:style-name="P1">defender la alegría como un destino</text:p>
      <text:p text:style-name="P1">defenderla del fuego y de los bomberos</text:p>
      <text:p text:style-name="P1">de los suicidas y los homicidas</text:p>
      <text:p text:style-name="P1">de las vacaciones y del agobio</text:p>
      <text:p text:style-name="P1">de la obligación de estar alegres</text:p>
      <text:p text:style-name="P1"/>
      <text:p text:style-name="P1">defender la alegría como una certeza</text:p>
      <text:p text:style-name="P1">defenderla del óxido y la roña</text:p>
      <text:p text:style-name="P1">de la famosa pátina del tiempo</text:p>
      <text:p text:style-name="P1">del relente y del oportunismo</text:p>
      <text:p text:style-name="P1">de los proxenetas de la risa</text:p>
      <text:p text:style-name="P1"/>
      <text:p text:style-name="P1">defender la alegría como un derecho</text:p>
      <text:p text:style-name="P1">defenderla de dios y del invierno</text:p>
      <text:p text:style-name="P1">de las mayúsculas y de la muerte</text:p>
      <text:p text:style-name="P1">de los apellidos y las lástimas</text:p>
      <text:p text:style-name="P1">del azar</text:p>
      <text:p text:style-name="P1">y también de la alegría.</text:p>
      <text:p text:style-name="P1"/>
      <text:p text:style-name="P1">Mario Benedetti</text:p>
      <text:p text:style-name="P1"/>
      <text:p text:style-name="P1"/>
      <text:p text:style-name="P1"/>
      <text:p text:style-name="P6">Historia de Vampiros</text:p>
      <text:p text:style-name="P1"/>
      <text:p text:style-name="P1">Era un vampiro que sorbía agua</text:p>
      <text:p text:style-name="P1">por las noches y por las madrugadas</text:p>
      <text:p text:style-name="P1">al mediodía y en la cena.</text:p>
      <text:p text:style-name="P1"/>
      <text:p text:style-name="P1">Era abstemio de sangre</text:p>
      <text:p text:style-name="P1">y por eso el bochorno</text:p>
      <text:p text:style-name="P1">de los otros vampiros</text:p>
      <text:p text:style-name="P1">y de las vampiresas.</text:p>
      <text:p text:style-name="P1"/>
      <text:p text:style-name="P1">Contra viento y marea se propuso</text:p>
      <text:p text:style-name="P1">fundar una bandada</text:p>
      <text:p text:style-name="P1">de vampiros anónimos,</text:p>
      <text:p text:style-name="P1">hizo campaña bajo la menguante,</text:p>
      <text:p text:style-name="P1">bajo la llena y la creciente</text:p>
      <text:p text:style-name="P1">sus modestas pancartas proclamaban,</text:p>
      <text:p text:style-name="P1">vampiros beban agua</text:p>
      <text:p text:style-name="P1">la sangre trae cáncer.</text:p>
      <text:p text:style-name="P1"/>
      <text:p text:style-name="P1">Es claro los quirópteros</text:p>
      <text:p text:style-name="P1">reunidos en su ágora de sombras</text:p>
      <text:p text:style-name="P1">opinaron que eso era inaudito,</text:p>
      <text:p text:style-name="P1">aquel loco aquel alucinado</text:p>
      <text:p text:style-name="P1">podía convencer a los vampiros flojos,</text:p>
      <text:p text:style-name="P1">esos que liban boldo tras la sangre.</text:p>
      <text:p text:style-name="P1"/>
      <text:p text:style-name="P1">De modo que una noche</text:p>
      <text:p text:style-name="P1">con nubes de tormenta,</text:p>
      <text:p text:style-name="P1">cinco vampiros fuertes</text:p>
      <text:p text:style-name="P1">sedientos de hematíes, plaquetas, leucocitos,</text:p>
      <text:p text:style-name="P1">rodearon al chiflado, al insurrecto,</text:p>
      <text:p text:style-name="P1">y acabaron con él y su imprudencia.</text:p>
      <text:p text:style-name="P1"/>
      <text:p text:style-name="P1">Cuando por fin la luna</text:p>
      <text:p text:style-name="P1">pudo asomarse</text:p>
      <text:p text:style-name="P1">vio allá abajo</text:p>
      <text:p text:style-name="P1">el pobre cuerpo del vampiro anónimo,</text:p>
      <text:p text:style-name="P1">con cinco heridas que manaban,</text:p>
      <text:p text:style-name="P1">formando un gran charco de agua,</text:p>
      <text:p text:style-name="P1">lo que no pudo ver la luna</text:p>
      <text:p text:style-name="P1">fue que los cinco ejecutores</text:p>
      <text:p text:style-name="P1">se refugiaban en un árbol</text:p>
      <text:p text:style-name="P1">y a su pesar reconocían</text:p>
      <text:p text:style-name="P1">que aquello no sabía mal.</text:p>
      <text:p text:style-name="P1"/>
      <text:p text:style-name="P1">Desde esa noche que fue histórica</text:p>
      <text:p text:style-name="P1">ni los vampiros, ni las vampiresas,</text:p>
      <text:p text:style-name="P1"><text:soft-page-break/>chupan más sangre,</text:p>
      <text:p text:style-name="P1">resolvieron</text:p>
      <text:p text:style-name="P1">por unanimidad pasarse al agua.</text:p>
      <text:p text:style-name="P1"/>
      <text:p text:style-name="P1">Como suele ocurrir en estos casos</text:p>
      <text:p text:style-name="P1">el singular vampiro anónimo</text:p>
      <text:p text:style-name="P1">es venerado como un mártir.</text:p>
      <text:p text:style-name="P1"/>
      <text:p text:style-name="P1">Mario Benedett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print-date>2017-09-04T11:28:01.921828159</meta:print-date>
    <dc:date>2017-09-04T11:29:03.410890316</dc:date>
    <meta:editing-duration>PT4M20S</meta:editing-duration>
    <meta:editing-cycles>1</meta:editing-cycles>
    <meta:document-statistic meta:table-count="0" meta:image-count="0" meta:object-count="0" meta:page-count="16" meta:paragraph-count="478" meta:word-count="2074" meta:character-count="10982" meta:non-whitespace-character-count="9360"/>
  </office:meta>
</office:document-meta>
</file>